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FF2PDF</text:p>
      <text:p text:style-name="Standard"/>
      <text:p text:style-name="Standard">Goal:</text:p>
      <text:list xml:id="list510314537" text:style-name="L1">
        <text:list-item>
          <text:p text:style-name="P1">code review: OK</text:p>
        </text:list-item>
        <text:list-item>
          <text:p text:style-name="P1">what requirements: OK</text:p>
        </text:list-item>
        <text:list-item>
          <text:p text:style-name="P1">what restrictions: we will see</text:p>
        </text:list-item>
        <text:list-item>
          <text:p text:style-name="P1">what status: </text:p>
        </text:list-item>
        <text:list-item>
          <text:p text:style-name="P1">wishlist → what do we need</text:p>
        </text:list-item>
        <text:list-item>
          <text:p text:style-name="P1">documentation of arguments they can give us</text:p>
        </text:list-item>
      </text:list>
      <text:p text:style-name="Standard"/>
      <text:p text:style-name="Standard">What documents do we want to have</text:p>
      <text:list xml:id="list964894740" text:style-name="L4">
        <text:list-item>
          <text:p text:style-name="P5">install</text:p>
          <text:list>
            <text:list-item>
              <text:p text:style-name="P5">ocropus 0.4</text:p>
            </text:list-item>
            <text:list-item>
              <text:p text:style-name="P5">reportlab</text:p>
            </text:list-item>
          </text:list>
        </text:list-item>
        <text:list-item>
          <text:p text:style-name="P5">readme</text:p>
          <text:list>
            <text:list-item>
              <text:p text:style-name="P5">documentation for each module, status, planned releases </text:p>
            </text:list-item>
          </text:list>
        </text:list-item>
        <text:list-item>
          <text:p text:style-name="P5">detailed description, to give to Toronto and entire developer community</text:p>
          <text:list>
            <text:list-item>
              <text:p text:style-name="P5">in depth status – input and outputs</text:p>
            </text:list-item>
          </text:list>
        </text:list-item>
        <text:list-item>
          <text:p text:style-name="P5">Test data and statistics under our build as a proof of operation MAKE TEST</text:p>
        </text:list-item>
      </text:list>
      <text:p text:style-name="Standard"/>
      <text:p text:style-name="Standard"/>
      <text:p text:style-name="Standard"/>
      <text:p text:style-name="Standard">Pattern: <text:s/>Token</text:p>
      <text:p text:style-name="Standard"/>
      <text:p text:style-name="Standard"/>
      <text:p text:style-name="Standard">General Fixmes:</text:p>
      <text:list xml:id="list763932733" text:style-name="L2">
        <text:list-item>
          <text:p text:style-name="P2">change “Pattern” to “Token”</text:p>
        </text:list-item>
        <text:list-item>
          <text:p text:style-name="P2">token = (Beusekom) prototype token</text:p>
        </text:list-item>
        <text:list-item>
          <text:p text:style-name="P2">PDF code: changes methods to “find” files (no strcmp)</text:p>
        </text:list-item>
      </text:list>
      <text:p text:style-name="Standard"/>
      <text:p text:style-name="Standard">Run Ocropus Script:</text:p>
      <text:p text:style-name="Standard">Input: currently: multipage tiff; stick to this if that's possible</text:p>
      <text:p text:style-name="Standard">Output: book dir structure version 0.4</text:p>
      <text:p text:style-name="Standard">Parameters: directory where to put the book dir (Toronto has to do this)</text:p>
      <text:p text:style-name="Standard"/>
      <text:p text:style-name="Standard">Tokenization:</text:p>
      <text:p text:style-name="Standard">Input: book dir structur v0.4</text:p>
      <text:p text:style-name="Standard">Output: updated book dir structure v0.1 (has to be documented)</text:p>
      <text:p text:style-name="Standard">Parameters: </text:p>
      <text:list xml:id="list1955049256" text:style-name="L3">
        <text:list-item>
          <text:p text:style-name="P3">remerge</text:p>
        </text:list-item>
        <text:list-item>
          <text:p text:style-name="P3">eps</text:p>
        </text:list-item>
        <text:list-item>
          <text:p text:style-name="P3">reps</text:p>
        </text:list-item>
        <text:list-item>
          <text:p text:style-name="P3">verbose</text:p>
        </text:list-item>
      </text:list>
      <text:p text:style-name="Standard"/>
      <text:p text:style-name="Standard"/>
      <text:p text:style-name="Standard">PDF generation:</text:p>
      <text:p text:style-name="Standard"/>
      <text:p text:style-name="Standard"><text:soft-page-break/>general fixme</text:p>
      <text:p text:style-name="Standard"/>
      <text:p text:style-name="Standard">page size parameter</text:p>
      <text:p text:style-name="Standard">resolution</text:p>
      <text:p text:style-name="Standard">skewing issues general layout</text:p>
      <text:p text:style-name="Standard"/>
      <text:p text:style-name="Standard">run PDF generation</text:p>
      <text:p text:style-name="Standard"/>
      <text:p text:style-name="Standard"><text:s/>mode (type of pdf [image only, image with text, token with text, pdfA] verbose, dpi, page length, page width)$</text:p>
      <text:p text:style-name="Standard"/>
      <text:p text:style-name="Standard">#SIZEs in centimeters </text:p>
      <text:p text:style-name="Standard"/>
      <text:p text:style-name="Standard">Book Dir that comes out from the ocropus pipeline</text:p>
      <text:p text:style-name="Standard">Consider refactoring a set of methods to do the different aspect ratio work for each type of document</text:p>
      <text:p text:style-name="Standard">reduce repeated code</text:p>
      <text:p text:style-name="Standard"/>
      <text:p text:style-name="Standard"/>
      <text:p text:style-name="Standard"/>
      <text:p text:style-name="Standard">VERBOSE enum</text:p>
      <text:p text:style-name="Standard">0 silent</text:p>
      <text:p text:style-name="Standard">1 high level</text:p>
      <text:p text:style-name="Standard">2 low level</text:p>
      <text:p text:style-name="Standard">3 everything (full debugging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ost </meta:initial-creator>
    <meta:creation-date>2010-02-15T13:35:31</meta:creation-date>
    <dc:date>2010-02-15T16:07:13</dc:date>
    <dc:creator>joost </dc:creator>
    <meta:editing-duration>PT02H31M44S</meta:editing-duration>
    <meta:editing-cycles>15</meta:editing-cycles>
    <meta:generator>OpenOffice.org/3.1$Unix OpenOffice.org_project/310m19$Build-9420</meta:generator>
    <meta:document-statistic meta:table-count="0" meta:image-count="0" meta:object-count="0" meta:page-count="2" meta:paragraph-count="50" meta:word-count="258" meta:character-count="1440"/>
  </office:meta>
</office:document-meta>
</file>